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3f6026" officeooo:paragraph-rsid="00e531c5"/>
    </style:style>
    <style:style style:name="P25" style:family="paragraph" style:parent-style-name="Standard">
      <style:text-properties officeooo:rsid="0040317e" officeooo:paragraph-rsid="0040317e"/>
    </style:style>
    <style:style style:name="P26" style:family="paragraph" style:parent-style-name="Standard">
      <style:text-properties officeooo:rsid="00425f6c" officeooo:paragraph-rsid="00425f6c"/>
    </style:style>
    <style:style style:name="P27" style:family="paragraph" style:parent-style-name="Standard">
      <style:text-properties officeooo:rsid="0043e275" officeooo:paragraph-rsid="0043e275"/>
    </style:style>
    <style:style style:name="P28" style:family="paragraph" style:parent-style-name="Standard">
      <style:text-properties officeooo:rsid="004722a8" officeooo:paragraph-rsid="004722a8"/>
    </style:style>
    <style:style style:name="P29" style:family="paragraph" style:parent-style-name="Standard">
      <style:text-properties officeooo:rsid="004cd27a" officeooo:paragraph-rsid="004cd27a"/>
    </style:style>
    <style:style style:name="P30" style:family="paragraph" style:parent-style-name="Standard">
      <style:text-properties officeooo:rsid="0050d38f" officeooo:paragraph-rsid="0050d38f"/>
    </style:style>
    <style:style style:name="P31" style:family="paragraph" style:parent-style-name="Standard">
      <style:text-properties officeooo:rsid="00584592" officeooo:paragraph-rsid="00584592"/>
    </style:style>
    <style:style style:name="P32" style:family="paragraph" style:parent-style-name="Standard">
      <style:text-properties officeooo:rsid="005db679" officeooo:paragraph-rsid="005db679"/>
    </style:style>
    <style:style style:name="P33" style:family="paragraph" style:parent-style-name="Heading_20_3">
      <style:text-properties officeooo:rsid="00706f83" officeooo:paragraph-rsid="00706f83"/>
    </style:style>
    <style:style style:name="P34" style:family="paragraph" style:parent-style-name="Standard">
      <style:text-properties officeooo:rsid="00706f83" officeooo:paragraph-rsid="00706f83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7" style:family="paragraph" style:parent-style-name="Standard">
      <style:text-properties officeooo:rsid="0061fe24" officeooo:paragraph-rsid="0061fe24"/>
    </style:style>
    <style:style style:name="P38" style:family="paragraph" style:parent-style-name="Standard">
      <style:text-properties officeooo:rsid="0068369d" officeooo:paragraph-rsid="0068369d"/>
    </style:style>
    <style:style style:name="P39" style:family="paragraph" style:parent-style-name="Standard">
      <style:text-properties officeooo:rsid="006a9113" officeooo:paragraph-rsid="006a9113"/>
    </style:style>
    <style:style style:name="P40" style:family="paragraph" style:parent-style-name="Standard">
      <style:text-properties officeooo:rsid="006a9113" officeooo:paragraph-rsid="007c1830"/>
    </style:style>
    <style:style style:name="P41" style:family="paragraph" style:parent-style-name="Standard">
      <style:text-properties officeooo:rsid="006a9113" officeooo:paragraph-rsid="00b8a0b1"/>
    </style:style>
    <style:style style:name="P42" style:family="paragraph" style:parent-style-name="Standard">
      <style:text-properties officeooo:rsid="006c8f9f" officeooo:paragraph-rsid="006c8f9f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7" style:family="paragraph" style:parent-style-name="Standard">
      <style:text-properties officeooo:rsid="0093ff8f" officeooo:paragraph-rsid="0093ff8f"/>
    </style:style>
    <style:style style:name="P48" style:family="paragraph" style:parent-style-name="Standard">
      <style:text-properties officeooo:rsid="0098c698" officeooo:paragraph-rsid="0098c698"/>
    </style:style>
    <style:style style:name="P49" style:family="paragraph" style:parent-style-name="Standard">
      <style:text-properties officeooo:rsid="0098c698" officeooo:paragraph-rsid="009c0682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429b7" officeooo:paragraph-rsid="00a429b7"/>
    </style:style>
    <style:style style:name="P52" style:family="paragraph" style:parent-style-name="Standard">
      <style:text-properties officeooo:rsid="00a340e9" officeooo:paragraph-rsid="00a340e9"/>
    </style:style>
    <style:style style:name="P53" style:family="paragraph" style:parent-style-name="Standard">
      <style:text-properties officeooo:rsid="00a82364" officeooo:paragraph-rsid="00a82364"/>
    </style:style>
    <style:style style:name="P54" style:family="paragraph" style:parent-style-name="Standard">
      <style:text-properties officeooo:rsid="00aa1774" officeooo:paragraph-rsid="00aa1774"/>
    </style:style>
    <style:style style:name="P55" style:family="paragraph" style:parent-style-name="Standard">
      <style:text-properties officeooo:rsid="00af1742" officeooo:paragraph-rsid="00af1742"/>
    </style:style>
    <style:style style:name="P56" style:family="paragraph" style:parent-style-name="Standard">
      <style:text-properties officeooo:rsid="00b02dab" officeooo:paragraph-rsid="00b02dab"/>
    </style:style>
    <style:style style:name="P57" style:family="paragraph" style:parent-style-name="Standard">
      <style:text-properties officeooo:rsid="00b9bcf8" officeooo:paragraph-rsid="00b9bcf8"/>
    </style:style>
    <style:style style:name="P58" style:family="paragraph" style:parent-style-name="Standard">
      <style:text-properties officeooo:rsid="00c3ed0c" officeooo:paragraph-rsid="00c3ed0c"/>
    </style:style>
    <style:style style:name="P59" style:family="paragraph" style:parent-style-name="Standard">
      <style:text-properties officeooo:paragraph-rsid="00c3ed0c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2" style:family="paragraph" style:parent-style-name="Standard">
      <style:text-properties officeooo:rsid="00c75925" officeooo:paragraph-rsid="00c75925"/>
    </style:style>
    <style:style style:name="P63" style:family="paragraph" style:parent-style-name="Standard">
      <style:text-properties officeooo:paragraph-rsid="00b9bcf8"/>
    </style:style>
    <style:style style:name="P64" style:family="paragraph" style:parent-style-name="Standard">
      <style:text-properties officeooo:rsid="00c93550" officeooo:paragraph-rsid="00c93550"/>
    </style:style>
    <style:style style:name="P65" style:family="paragraph" style:parent-style-name="Standard">
      <style:text-properties officeooo:paragraph-rsid="00c93550"/>
    </style:style>
    <style:style style:name="P66" style:family="paragraph" style:parent-style-name="Standard">
      <style:text-properties officeooo:rsid="00cc1c75" officeooo:paragraph-rsid="00c93550"/>
    </style:style>
    <style:style style:name="P67" style:family="paragraph" style:parent-style-name="Standard">
      <style:text-properties officeooo:rsid="00cc1c75" officeooo:paragraph-rsid="00cc1c75"/>
    </style:style>
    <style:style style:name="P68" style:family="paragraph" style:parent-style-name="Standard">
      <style:text-properties officeooo:rsid="00d5e266" officeooo:paragraph-rsid="00d5e266"/>
    </style:style>
    <style:style style:name="P69" style:family="paragraph" style:parent-style-name="Standard">
      <style:text-properties officeooo:rsid="00d6494d" officeooo:paragraph-rsid="00d6494d"/>
    </style:style>
    <style:style style:name="P70" style:family="paragraph" style:parent-style-name="Standard">
      <style:text-properties officeooo:rsid="00dd0730" officeooo:paragraph-rsid="00dd0730"/>
    </style:style>
    <style:style style:name="P71" style:family="paragraph" style:parent-style-name="Standard">
      <style:text-properties officeooo:rsid="00e3690e" officeooo:paragraph-rsid="00e3690e"/>
    </style:style>
    <style:style style:name="P72" style:family="paragraph" style:parent-style-name="Standard">
      <style:text-properties officeooo:rsid="00ec12ce" officeooo:paragraph-rsid="00ec12ce"/>
    </style:style>
    <style:style style:name="P73" style:family="paragraph" style:parent-style-name="Standard">
      <style:text-properties officeooo:rsid="00f060ba" officeooo:paragraph-rsid="00f060ba"/>
    </style:style>
    <style:style style:name="P74" style:family="paragraph" style:parent-style-name="Standard">
      <style:text-properties officeooo:rsid="00f36e87" officeooo:paragraph-rsid="00f36e87"/>
    </style:style>
    <style:style style:name="P75" style:family="paragraph" style:parent-style-name="Standard">
      <style:text-properties officeooo:rsid="00fb6413" officeooo:paragraph-rsid="00fb6413"/>
    </style:style>
    <style:style style:name="P76" style:family="paragraph" style:parent-style-name="Standard">
      <style:text-properties officeooo:paragraph-rsid="00fb6413"/>
    </style:style>
    <style:style style:name="P77" style:family="paragraph" style:parent-style-name="Standard">
      <style:text-properties officeooo:rsid="00fee5ae" officeooo:paragraph-rsid="00fee5ae"/>
    </style:style>
    <style:style style:name="P78" style:family="paragraph" style:parent-style-name="Standard">
      <style:text-properties officeooo:rsid="01003264" officeooo:paragraph-rsid="01003264"/>
    </style:style>
    <style:style style:name="P79" style:family="paragraph" style:parent-style-name="Standard">
      <style:text-properties officeooo:rsid="01036b68" officeooo:paragraph-rsid="01036b68"/>
    </style:style>
    <style:style style:name="P80" style:family="paragraph" style:parent-style-name="Standard">
      <style:text-properties officeooo:rsid="010579e7" officeooo:paragraph-rsid="010579e7"/>
    </style:style>
    <style:style style:name="P81" style:family="paragraph" style:parent-style-name="Standard">
      <style:text-properties officeooo:rsid="010ae3c4" officeooo:paragraph-rsid="010ae3c4"/>
    </style:style>
    <style:style style:name="P82" style:family="paragraph" style:parent-style-name="Standard">
      <style:text-properties officeooo:rsid="010ef2d3" officeooo:paragraph-rsid="010ef2d3"/>
    </style:style>
    <style:style style:name="P83" style:family="paragraph" style:parent-style-name="Standard">
      <style:text-properties officeooo:rsid="01189876" officeooo:paragraph-rsid="01189876"/>
    </style:style>
    <style:style style:name="P84" style:family="paragraph" style:parent-style-name="Standard">
      <style:text-properties officeooo:rsid="011d26d7" officeooo:paragraph-rsid="011d26d7"/>
    </style:style>
    <style:style style:name="P85" style:family="paragraph" style:parent-style-name="Standard">
      <style:text-properties officeooo:paragraph-rsid="011d26d7"/>
    </style:style>
    <style:style style:name="P86" style:family="paragraph" style:parent-style-name="Standard">
      <style:text-properties officeooo:rsid="0120b7cc" officeooo:paragraph-rsid="0120b7cc"/>
    </style:style>
    <style:style style:name="P87" style:family="paragraph" style:parent-style-name="Standard">
      <style:text-properties officeooo:paragraph-rsid="0120b7cc"/>
    </style:style>
    <style:style style:name="P88" style:family="paragraph" style:parent-style-name="Standard">
      <style:text-properties officeooo:rsid="0122f334" officeooo:paragraph-rsid="0122f334"/>
    </style:style>
    <style:style style:name="P89" style:family="paragraph" style:parent-style-name="Standard">
      <style:text-properties officeooo:rsid="0128b29b" officeooo:paragraph-rsid="0128b29b"/>
    </style:style>
    <style:style style:name="P90" style:family="paragraph" style:parent-style-name="Standard">
      <style:text-properties officeooo:rsid="0128b29b" officeooo:paragraph-rsid="012e61f0"/>
    </style:style>
    <style:style style:name="P91" style:family="paragraph" style:parent-style-name="Standard">
      <style:text-properties officeooo:rsid="01303d9b" officeooo:paragraph-rsid="01303d9b"/>
    </style:style>
    <style:style style:name="P92" style:family="paragraph" style:parent-style-name="Standard">
      <style:text-properties officeooo:rsid="013684a8" officeooo:paragraph-rsid="013684a8"/>
    </style:style>
    <style:style style:name="P93" style:family="paragraph" style:parent-style-name="Standard">
      <style:text-properties officeooo:rsid="013817ef" officeooo:paragraph-rsid="013817ef"/>
    </style:style>
    <style:style style:name="P94" style:family="paragraph" style:parent-style-name="Standard">
      <style:text-properties officeooo:rsid="013ba731" officeooo:paragraph-rsid="013ba731"/>
    </style:style>
    <style:style style:name="P95" style:family="paragraph" style:parent-style-name="Standard">
      <style:text-properties officeooo:paragraph-rsid="013ba731"/>
    </style:style>
    <style:style style:name="P96" style:family="paragraph" style:parent-style-name="Standard">
      <style:text-properties officeooo:rsid="013d6322" officeooo:paragraph-rsid="013d6322"/>
    </style:style>
    <style:style style:name="P97" style:family="paragraph" style:parent-style-name="Standard">
      <style:text-properties officeooo:rsid="013f5eda" officeooo:paragraph-rsid="013f5eda"/>
    </style:style>
    <style:style style:name="P98" style:family="paragraph" style:parent-style-name="Standard">
      <style:text-properties officeooo:rsid="0141802d" officeooo:paragraph-rsid="0141802d"/>
    </style:style>
    <style:style style:name="P99" style:family="paragraph" style:parent-style-name="Standard">
      <style:text-properties officeooo:paragraph-rsid="0141802d"/>
    </style:style>
    <style:style style:name="P100" style:family="paragraph" style:parent-style-name="Standard">
      <style:text-properties officeooo:rsid="01459865" officeooo:paragraph-rsid="01459865"/>
    </style:style>
    <style:style style:name="P101" style:family="paragraph" style:parent-style-name="Standard">
      <style:text-properties officeooo:rsid="014978e8" officeooo:paragraph-rsid="014978e8"/>
    </style:style>
    <style:style style:name="P102" style:family="paragraph" style:parent-style-name="Standard">
      <style:text-properties officeooo:rsid="007d6f4a" officeooo:paragraph-rsid="007d6f4a"/>
    </style:style>
    <style:style style:name="P103" style:family="paragraph" style:parent-style-name="Standard">
      <style:text-properties officeooo:rsid="00854325" officeooo:paragraph-rsid="00854325"/>
    </style:style>
    <style:style style:name="P104" style:family="paragraph" style:parent-style-name="Standard">
      <style:text-properties officeooo:rsid="008bd7c1" officeooo:paragraph-rsid="008bd7c1"/>
    </style:style>
    <style:style style:name="P105" style:family="paragraph" style:parent-style-name="Standard">
      <style:text-properties officeooo:rsid="008f3773" officeooo:paragraph-rsid="008f3773"/>
    </style:style>
    <style:style style:name="P106" style:family="paragraph" style:parent-style-name="Standard">
      <style:text-properties officeooo:rsid="0095ba30" officeooo:paragraph-rsid="0095ba30"/>
    </style:style>
    <style:style style:name="P107" style:family="paragraph" style:parent-style-name="Standard">
      <style:text-properties officeooo:rsid="009e1604" officeooo:paragraph-rsid="009e1604"/>
    </style:style>
    <style:style style:name="P108" style:family="paragraph" style:parent-style-name="Standard">
      <style:text-properties officeooo:rsid="009e1604" officeooo:paragraph-rsid="009fe82f"/>
    </style:style>
    <style:style style:name="P109" style:family="paragraph" style:parent-style-name="Standard">
      <style:text-properties officeooo:rsid="00a57723" officeooo:paragraph-rsid="009fe82f"/>
    </style:style>
    <style:style style:name="P110" style:family="paragraph" style:parent-style-name="Standard">
      <style:text-properties officeooo:rsid="00a7c636" officeooo:paragraph-rsid="00a7c636"/>
    </style:style>
    <style:style style:name="P111" style:family="paragraph" style:parent-style-name="Standard">
      <style:text-properties officeooo:rsid="00abc715" officeooo:paragraph-rsid="00abc715"/>
    </style:style>
    <style:style style:name="P112" style:family="paragraph" style:parent-style-name="Standard">
      <style:text-properties officeooo:rsid="00adf14e" officeooo:paragraph-rsid="00adf14e"/>
    </style:style>
    <style:style style:name="P113" style:family="paragraph" style:parent-style-name="Standard">
      <style:text-properties officeooo:rsid="00b1d627" officeooo:paragraph-rsid="00b1d627"/>
    </style:style>
    <style:style style:name="P114" style:family="paragraph" style:parent-style-name="Standard">
      <style:text-properties officeooo:rsid="00b793c0" officeooo:paragraph-rsid="00b793c0"/>
    </style:style>
    <style:style style:name="P115" style:family="paragraph" style:parent-style-name="Standard">
      <style:text-properties officeooo:rsid="00b8a0b1" officeooo:paragraph-rsid="00b8a0b1"/>
    </style:style>
    <style:style style:name="P116" style:family="paragraph" style:parent-style-name="Standard">
      <style:text-properties officeooo:rsid="00b8a0b1" officeooo:paragraph-rsid="00bb1a29"/>
    </style:style>
    <style:style style:name="P117" style:family="paragraph" style:parent-style-name="Standard">
      <style:text-properties officeooo:rsid="00bb1a29" officeooo:paragraph-rsid="00bb1a29"/>
    </style:style>
    <style:style style:name="P118" style:family="paragraph" style:parent-style-name="Standard">
      <style:text-properties officeooo:rsid="00bd18ac" officeooo:paragraph-rsid="00bd18ac"/>
    </style:style>
    <style:style style:name="P119" style:family="paragraph" style:parent-style-name="Standard">
      <style:text-properties officeooo:rsid="00c3decc" officeooo:paragraph-rsid="00c3decc"/>
    </style:style>
    <style:style style:name="P120" style:family="paragraph" style:parent-style-name="Standard">
      <style:text-properties officeooo:rsid="00c6aa20" officeooo:paragraph-rsid="00c6aa20"/>
    </style:style>
    <style:style style:name="P121" style:family="paragraph" style:parent-style-name="Standard">
      <style:text-properties officeooo:rsid="00caf896" officeooo:paragraph-rsid="00caf896"/>
    </style:style>
    <style:style style:name="P122" style:family="paragraph" style:parent-style-name="Standard">
      <style:text-properties officeooo:rsid="00cc6b10" officeooo:paragraph-rsid="00cc6b10"/>
    </style:style>
    <style:style style:name="P123" style:family="paragraph" style:parent-style-name="Standard">
      <style:text-properties officeooo:rsid="00cc6b10" officeooo:paragraph-rsid="00cf07f4"/>
    </style:style>
    <style:style style:name="P124" style:family="paragraph" style:parent-style-name="Standard">
      <style:text-properties officeooo:rsid="00cf07f4" officeooo:paragraph-rsid="00cf07f4"/>
    </style:style>
    <style:style style:name="P125" style:family="paragraph" style:parent-style-name="Standard">
      <style:text-properties officeooo:rsid="00cf2d2a" officeooo:paragraph-rsid="00cf2d2a"/>
    </style:style>
    <style:style style:name="P126" style:family="paragraph" style:parent-style-name="Standard">
      <style:text-properties officeooo:rsid="00d6e7bc" officeooo:paragraph-rsid="00d6e7bc"/>
    </style:style>
    <style:style style:name="P127" style:family="paragraph" style:parent-style-name="Standard">
      <style:text-properties officeooo:rsid="00d9fff0" officeooo:paragraph-rsid="00d9fff0"/>
    </style:style>
    <style:style style:name="P128" style:family="paragraph" style:parent-style-name="Standard">
      <style:text-properties officeooo:rsid="00de0194" officeooo:paragraph-rsid="00de0194"/>
    </style:style>
    <style:style style:name="P129" style:family="paragraph" style:parent-style-name="Standard">
      <style:text-properties officeooo:rsid="00de0194" officeooo:paragraph-rsid="00e18bec"/>
    </style:style>
    <style:style style:name="P130" style:family="paragraph" style:parent-style-name="Standard">
      <style:text-properties officeooo:rsid="00e18bec" officeooo:paragraph-rsid="00e18bec"/>
    </style:style>
    <style:style style:name="P131" style:family="paragraph" style:parent-style-name="Standard">
      <style:text-properties officeooo:rsid="00e2f862" officeooo:paragraph-rsid="00e2f862"/>
    </style:style>
    <style:style style:name="P132" style:family="paragraph" style:parent-style-name="Standard">
      <style:text-properties officeooo:rsid="00e531c5" officeooo:paragraph-rsid="00e531c5"/>
    </style:style>
    <style:style style:name="P133" style:family="paragraph" style:parent-style-name="Standard">
      <style:text-properties style:text-underline-style="none" officeooo:rsid="00e68c7f" officeooo:paragraph-rsid="00e68c7f"/>
    </style:style>
    <style:style style:name="P134" style:family="paragraph" style:parent-style-name="Standard">
      <style:text-properties style:text-underline-style="none" officeooo:rsid="00e74153" officeooo:paragraph-rsid="00e74153"/>
    </style:style>
    <style:style style:name="P135" style:family="paragraph" style:parent-style-name="Standard">
      <style:text-properties style:text-underline-style="none" officeooo:rsid="00e90b01" officeooo:paragraph-rsid="00e90b01"/>
    </style:style>
    <style:style style:name="P136" style:family="paragraph" style:parent-style-name="Standard">
      <style:text-properties style:text-underline-style="none" officeooo:rsid="00ebf868" officeooo:paragraph-rsid="00ebf868"/>
    </style:style>
    <style:style style:name="P137" style:family="paragraph" style:parent-style-name="Standard">
      <style:text-properties style:text-underline-style="none" officeooo:rsid="00ecf28a" officeooo:paragraph-rsid="00ecf28a"/>
    </style:style>
    <style:style style:name="P138" style:family="paragraph" style:parent-style-name="Standard">
      <style:text-properties style:text-underline-style="none" officeooo:rsid="00ef6751" officeooo:paragraph-rsid="00ef6751"/>
    </style:style>
    <style:style style:name="P139" style:family="paragraph" style:parent-style-name="Standard">
      <style:text-properties style:text-underline-style="none" officeooo:rsid="00f1f6a5" officeooo:paragraph-rsid="00f1f6a5"/>
    </style:style>
    <style:style style:name="P140" style:family="paragraph" style:parent-style-name="Standard">
      <style:text-properties style:text-underline-style="none" officeooo:rsid="00f5057e" officeooo:paragraph-rsid="00f5057e"/>
    </style:style>
    <style:style style:name="P141" style:family="paragraph" style:parent-style-name="Preformatted_20_Text" style:list-style-name="L1"/>
    <style:style style:name="P142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43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4" style:family="paragraph" style:parent-style-name="Preformatted_20_Text" style:list-style-name="L1">
      <style:paragraph-properties style:writing-mode="lr-tb"/>
    </style:style>
    <style:style style:name="P14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46" style:family="paragraph" style:parent-style-name="Standard">
      <style:text-properties style:text-underline-style="none" officeooo:rsid="00f5057e" officeooo:paragraph-rsid="00f5057e"/>
    </style:style>
    <style:style style:name="P147" style:family="paragraph" style:parent-style-name="Text_20_body" style:list-style-name="L1"/>
    <style:style style:name="P14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5">21-o que é o laravel? </text:p>
      <text:p text:style-name="P25">-<text:span text:style-name="T29">é um framework de PHP </text:span></text:p>
      <text:p text:style-name="P25">-<text:span text:style-name="T30">é baseado em uma arquitetura MVC </text:span></text:p>
      <text:p text:style-name="P25"/>
      <text:p text:style-name="P26">22-visita ao site do laravel </text:p>
      <text:p text:style-name="P26">-vasta documentação, inclusive em português </text:p>
      <text:p text:style-name="P26"/>
      <text:p text:style-name="P27">23-entendendo o ciclo de vida de uma requisição web </text:p>
      <text:p text:style-name="P27">-<text:span text:style-name="T31">request: requisição, é o pedido feito a um servidor</text:span></text:p>
      <text:p text:style-name="P27">-<text:span text:style-name="T31">response: resposta, o servidor processa a request, e fornece a response, para ser utilizado da melhor <text:tab/>maneira que quiser no navegador</text:span></text:p>
      <text:p text:style-name="P27">-<text:span text:style-name="T32">tudo acontece em frações de segundos, desde que esteja bem configurado o código </text:span></text:p>
      <text:p text:style-name="P27"/>
      <text:p text:style-name="P28">24-como funciona o padrão MVC </text:p>
      <text:p text:style-name="P28">-<text:span text:style-name="T33">Model: </text:span><text:span text:style-name="T34">responsável pela camada de dados, comunicação com bases de dados</text:span></text:p>
      <text:p text:style-name="P28">-<text:span text:style-name="T33">View: </text:span><text:span text:style-name="T34">responsável pela camada de visualização da informação (o que o usuário vê)</text:span></text:p>
      <text:p text:style-name="P28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8"/>
      <text:p text:style-name="P29">25-vamos criar o nosso primeiro projeto laravel </text:p>
      <text:p text:style-name="P29">-<text:span text:style-name="T36">por estar usando o laragon, a pasta do projeto precisa estar dentro de ‘www’ do laragon </text:span></text:p>
      <text:p text:style-name="P29">-<text:span text:style-name="T37">no laragon, em: php/extensões a opção pdo_sqlite deve estar ativa </text:span></text:p>
      <text:p text:style-name="P29">-<text:span text:style-name="T40">no laragon, se em: php/pasta do php/php-ini development: ;extension=fileinfo retirar o ‘;’</text:span></text:p>
      <text:p text:style-name="P29">-<text:span text:style-name="T41">no laragon, em: C:\laragon\bin\php\php-8.2.24-nts-Win32-vs16-x64\php.ini na <text:tab/>linha: ;extension=zip retirar o ‘;’</text:span></text:p>
      <text:p text:style-name="P29">-<text:span text:style-name="T38">instalação de um novo projeto: composer create-project laravel/laravel example-app </text:span></text:p>
      <text:p text:style-name="P29"/>
      <text:p text:style-name="P30">26-<text:span text:style-name="T39">testar o projeto laravel com o servidor de desenvolvimento </text:span></text:p>
      <text:p text:style-name="P30">-<text:span text:style-name="T44">rodar as migrations: php artisan:migrate</text:span></text:p>
      <text:p text:style-name="P30">-<text:span text:style-name="T42">servidor interno do artisan: php artisan serve, </text:span><text:span text:style-name="T43">não comunica com base de dados </text:span></text:p>
      <text:p text:style-name="P30">-<text:span text:style-name="T44">abrir no navegador a URL gerada no CLI </text:span></text:p>
      <text:p text:style-name="P30"/>
      <text:p text:style-name="P31">27-<text:span text:style-name="T45">laravel installer </text:span></text:p>
      <text:p text:style-name="P31">-<text:span text:style-name="T46">outra forma de criar projeto laravel</text:span></text:p>
      <text:p text:style-name="P31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1">-<text:span text:style-name="T48">não recomendada pelo professor </text:span></text:p>
      <text:p text:style-name="P31"/>
      <text:p text:style-name="P32">28-<text:span text:style-name="T49">um ponto importante neste curso </text:span></text:p>
      <text:p text:style-name="P32">-<text:span text:style-name="T50">saber usar o CORE do laravel, para depois aprender o eco sistema dele </text:span></text:p>
      <text:p text:style-name="P32">-<text:span text:style-name="T51">Core do laravel é um conjunto vasto de: artisan, routes, controller, migration, view, model etc.. </text:span></text:p>
      <text:p text:style-name="P32"/>
      <text:p text:style-name="P37">29-estrutura de pastas e ficheiros do laravel </text:p>
      <text:p text:style-name="P37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7">-<text:span text:style-name="T54">bootstrap: ficheiro que inicia a aplicação</text:span></text:p>
      <text:p text:style-name="P32">-<text:span text:style-name="T54">config: associados a mecanismo de configuração</text:span></text:p>
      <text:p text:style-name="P32"/>
      <text:p text:style-name="P38">30-o ciclo de vida de uma requisição web no laravel</text:p>
      <text:p text:style-name="P38">-<text:span text:style-name="T55">ok </text:span></text:p>
      <text:p text:style-name="P38"/>
      <text:p text:style-name="P38"/>
      <text:p text:style-name="P39">Seção 5 – primeiro projeto completo laravel – bloco de notas </text:p>
      <text:p text:style-name="P39"/>
      <text:p text:style-name="P39"/>
      <text:p text:style-name="P42">31-projeto laravel notes </text:p>
      <text:p text:style-name="P42">-<text:span text:style-name="T56">apresentação do projeto (CRUD de notas)</text:span></text:p>
      <text:p text:style-name="P42">-<text:span text:style-name="T57">cada branch vai ser referente a uma aula </text:span></text:p>
      <text:p text:style-name="P42"/>
      <text:p text:style-name="P34">32-criar o projeto </text:p>
      <text:p text:style-name="P34">-<text:span text:style-name="T58">instalado o projeto laravel: composer create-project laravel/laravel notes</text:span></text:p>
      <text:h text:style-name="P33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47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47"><text:span text:style-name="Strong_20_Emphasis">Edite o arquivo de configuração</text:span> para incluir um virtual host específico para o projeto. Por exemplo, adicione algo assim:</text:p>
          <text:p text:style-name="P142"><text:span text:style-name="Source_20_Text">&lt;VirtualHost *:80&gt;</text:span></text:p>
          <text:p text:style-name="P144"><text:span text:style-name="Source_20_Text"><text:s text:c="4"/>DocumentRoot "C:/laragon/www/joão ribeiro/Laravel 11 Framework, Ecossistema e Projetos Web/notes/public"</text:span></text:p>
          <text:p text:style-name="P144"><text:span text:style-name="Source_20_Text"><text:s text:c="4"/>ServerName notes.test</text:span></text:p>
          <text:p text:style-name="P144"><text:span text:style-name="Source_20_Text"><text:s text:c="4"/>&lt;Directory "C:/laragon/www/joão ribeiro/Laravel 11 Framework, Ecossistema e Projetos Web/notes/public"&gt;</text:span></text:p>
          <text:p text:style-name="P144"><text:span text:style-name="Source_20_Text"><text:s text:c="8"/>AllowOverride All</text:span></text:p>
          <text:p text:style-name="P144"><text:span text:style-name="Source_20_Text"><text:s text:c="8"/>Require all granted</text:span></text:p>
          <text:p text:style-name="P144"><text:span text:style-name="Source_20_Text"><text:s text:c="4"/>&lt;/Directory&gt;</text:span></text:p>
          <text:p text:style-name="P145"><text:span text:style-name="Source_20_Text">&lt;/VirtualHost&gt;</text:span></text:p>
        </text:list-item>
        <text:list-item>
          <text:p text:style-name="P147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48">Abra o arquivo <text:span text:style-name="Source_20_Text">C:\Windows\System32\drivers\etc\hosts</text:span> como administrador.</text:p>
            </text:list-item>
            <text:list-item>
              <text:p text:style-name="P147">Adicione a linha abaixo no final do arquivo:</text:p>
              <text:p text:style-name="P141">Copiar código</text:p>
              <text:p text:style-name="P143"><text:span text:style-name="Source_20_Text">127.0.0.1 notes.test</text:span></text:p>
            </text:list-item>
          </text:list>
        </text:list-item>
        <text:list-item>
          <text:p text:style-name="P147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5"><text:a xlink:type="simple" xlink:href="http://notes.test/" text:style-name="Internet_20_link" text:visited-style-name="Visited_20_Internet_20_Link"><text:span text:style-name="Source_20_Text">http://notes.test</text:span></text:a></text:p>
      <text:p text:style-name="P43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3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3"><text:span text:style-name="Source_20_Text">-</text:span><text:span text:style-name="Source_20_Text"><text:span text:style-name="T62">as routes utilizam a class Route do core do laravel </text:span></text:span></text:p>
      <text:p text:style-name="P43"><text:span text:style-name="Source_20_Text"/></text:p>
      <text:p text:style-name="P44"><text:span text:style-name="Source_20_Text"><text:span text:style-name="T65">34-criar um controller e uma Route para o controller </text:span></text:span></text:p>
      <text:p text:style-name="P44"><text:span text:style-name="Source_20_Text">-</text:span><text:span text:style-name="Source_20_Text"><text:span text:style-name="T66">criando um controller: php artisan make:controller MainController</text:span></text:span></text:p>
      <text:p text:style-name="P44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5"><text:span text:style-name="Source_20_Text"><text:span text:style-name="T69">35-apresnetar uma View a partir de um Controller </text:span></text:span></text:p>
      <text:p text:style-name="P45"><text:span text:style-name="Source_20_Text">-</text:span><text:span text:style-name="Source_20_Text"><text:span text:style-name="T70">criando uma view via artisan: php artisan make:view main </text:span></text:span></text:p>
      <text:p text:style-name="P45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5"><text:span text:style-name="Source_20_Text"/></text:p>
      <text:p text:style-name="P46"><text:soft-page-break/><text:span text:style-name="Source_20_Text"><text:span text:style-name="T72">36-receber parâmetros nas Routes </text:span></text:span></text:p>
      <text:p text:style-name="P46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6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4"/>
      <text:p text:style-name="P47">37-<text:span text:style-name="T78">Views e Blade </text:span></text:p>
      <text:p text:style-name="P47">-<text:span text:style-name="T79">Blade template engine: traduz o código que dentro dele está, usado para exibir dados para o usuário </text:span></text:p>
      <text:p text:style-name="P47">-<text:span text:style-name="T80">para inserir código PHP nele, pode se usar: </text:span></text:p>
      <text:p text:style-name="P47"><text:s text:c="5"/><text:span text:style-name="T80">{{ }} (double mustache) </text:span><text:span text:style-name="T81">metodologia mais correta no laravel, é um comando de blade</text:span></text:p>
      <text:p text:style-name="P47"><text:s text:c="5"/>&lt;?<text:span text:style-name="T80">= ?&gt; <text:s/>(maneira tradicional, abrindo a tag PHP)</text:span></text:p>
      <text:p text:style-name="P47"/>
      <text:p text:style-name="P48">38-<text:span text:style-name="T82">Criando Layout para múltiplas Views </text:span></text:p>
      <text:p text:style-name="P49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9">-<text:span text:style-name="T84">A página mestre se chama Layout (view layout)</text:span></text:p>
      <text:p text:style-name="P49">-<text:span text:style-name="T85">por convenção, cria-se dentro da pasta views, a pasta layouts, e dentro um arquivo blade que será <text:s/><text:tab/>usado como template: php artisan make:view layouts/main_layout </text:span></text:p>
      <text:p text:style-name="P49">-<text:span text:style-name="T86">usando na pagina de template o: @yield(‘content’), e na página que irá herdar o conteúdo do <text:tab/>template, coloca @extends(‘página_de_template_que_este_ira_receber’)</text:span></text:p>
      <text:p text:style-name="P49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1">-outra vantagem de usar um template, é que, basta que bibliotecas e CDN sejam importadas no <text:tab/>template, e então, elas ficam disponível para todas as views que herdam deste template</text:p>
      <text:p text:style-name="P49"/>
      <text:p text:style-name="P52">39-<text:span text:style-name="T88">vamos limpar o nosso projeto </text:span></text:p>
      <text:p text:style-name="P52">-<text:span text:style-name="T89">configurada a .env para inciar de fato o projeto </text:span></text:p>
      <text:p text:style-name="P52"/>
      <text:p text:style-name="P53">40-Controller para autenticação </text:p>
      <text:p text:style-name="P53">-<text:span text:style-name="T90">criado routes, Controller e function para login e logout </text:span></text:p>
      <text:p text:style-name="P53"/>
      <text:p text:style-name="P54">41-<text:span text:style-name="T91">criando o Layout base da aplicação e o formulário de login </text:span></text:p>
      <text:p text:style-name="P54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4">-<text:span text:style-name="T94">foi criado a view de login, a mesma extends da tela de template (usando bibliotecas e tal)</text:span></text:p>
      <text:p text:style-name="P54"/>
      <text:p text:style-name="P55">42-<text:span text:style-name="T95">CSRF e submissão de formulários </text:span></text:p>
      <text:p text:style-name="P55">-<text:span text:style-name="T96">CSRF: injeta um token CSRF no formulário, é uma medida de segurança </text:span></text:p>
      <text:p text:style-name="P55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5"/>
      <text:p text:style-name="P56">43-<text:span text:style-name="T98">como capturar os dados do formulário </text:span></text:p>
      <text:p text:style-name="P56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6">-<text:span text:style-name="T102">a partir desta variável ou array $request, é possível manipular os dados do formulário que nele <text:tab/>estão contidos.</text:span></text:p>
      <text:p text:style-name="P56"/>
      <text:p text:style-name="P57">44-<text:span text:style-name="T103">Introdução </text:span><text:span text:style-name="T104">a</text:span><text:span text:style-name="T103"> validação de dados </text:span></text:p>
      <text:p text:style-name="P57">-<text:span text:style-name="T105">as validações podem ser feitas em 3 níveis: </text:span></text:p>
      <text:p text:style-name="P57"><text:tab/><text:span text:style-name="T105">No formulário do HTML, com o atributo required </text:span><text:span text:style-name="T106">(vulnerável)</text:span></text:p>
      <text:p text:style-name="P57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7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7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7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7"/>
      <text:p text:style-name="P58">45-<text:span text:style-name="T112">mostrar erros nos inputs e ma</text:span><text:span text:style-name="T113">n</text:span><text:span text:style-name="T112">ter os dados </text:span></text:p>
      <text:p text:style-name="P59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0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2"/>
      <text:p text:style-name="P62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3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0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0">                                    <text:span text:style-name="T130">@enderror</text:span></text:p>
      <text:p text:style-name="P57"/>
      <text:p text:style-name="P64">46-<text:span text:style-name="T132">definir textos personalizados para erros de validação </text:span></text:p>
      <text:p text:style-name="P64">-<text:span text:style-name="T133">apresentado uma maneira de definir dentro do validate() do laravel, um 2º array o qual será <text:tab/>possível personalizar as mensagens de erro para cada e qual tipo de validação. </text:span></text:p>
      <text:p text:style-name="P65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0">            <text:span text:style-name="T134">//rules</text:span></text:p>
      <text:p text:style-name="P60">            <text:span text:style-name="T123">[</text:span></text:p>
      <text:p text:style-name="P60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0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0">            <text:span text:style-name="T123">],</text:span></text:p>
      <text:p text:style-name="P60">            <text:span text:style-name="T123">[</text:span></text:p>
      <text:p text:style-name="P60">            <text:span text:style-name="T134">//error message</text:span></text:p>
      <text:p text:style-name="P60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0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0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0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0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1">            <text:span text:style-name="T123">]);</text:span></text:p>
      <text:p text:style-name="P66"><text:soft-page-break/>-Além de definir várias camadas de validação, ainda possibilita retornar uma mensagem amigável <text:tab/>de erro para o usuário.</text:p>
      <text:p text:style-name="P66"/>
      <text:p text:style-name="P67">47-<text:span text:style-name="T135">vamos criar uma base de dados </text:span></text:p>
      <text:p text:style-name="P67">-<text:span text:style-name="T136">preparando o projeto para se conectar com base de dados MySql </text:span></text:p>
      <text:p text:style-name="P67">-<text:span text:style-name="T137">criado uma base de dados localhost, a senha é a padrão de tudo, dentro, um banco de dados <text:tab/>chamado laravel_notes </text:span></text:p>
      <text:p text:style-name="P67">-<text:span text:style-name="T137">criado usuario com acesso</text:span></text:p>
      <text:p text:style-name="P67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7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7"/>
      <text:p text:style-name="P68">48-<text:span text:style-name="T141">introdução às Migrations </text:span></text:p>
      <text:p text:style-name="P69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9">-<text:span text:style-name="T144">Cada tabela a ser criada, precisa da sua própria Migration </text:span></text:p>
      <text:p text:style-name="P69">-<text:span text:style-name="T145">Ex de comando artisan padrão para criar uma migration: php artisan make:migration <text:tab/>create_users_table</text:span></text:p>
      <text:p text:style-name="P69">-<text:span text:style-name="T146">gerado o arquivo da migration, ela é dividida em 2 funções: up e down </text:span></text:p>
      <text:p text:style-name="P69"><text:tab/><text:span text:style-name="T146">up: serve para determinar ali, o que será criado de coluna quando subir a migration </text:span></text:p>
      <text:p text:style-name="P69"><text:tab/><text:span text:style-name="T146">down: determina o que será revertido quando executar o comando rollback </text:span></text:p>
      <text:p text:style-name="P69">-<text:span text:style-name="T147">definido as estruturas das tabelas, resta rodar as migration para atualizar a estrutura delas na base <text:tab/>de dados: php artisan migrate</text:span></text:p>
      <text:p text:style-name="P69">-<text:span text:style-name="T148">caso seja necessário desfazer o último comando de migration, usa-se: php artisan migrate:rollback </text:span></text:p>
      <text:p text:style-name="P69"/>
      <text:p text:style-name="P70">49-introdução as Seeds </text:p>
      <text:p text:style-name="P70">-<text:span text:style-name="T149">A Seeds é uma class que permite popular uma tabela de dados já criado (dados fakes ou não)</text:span></text:p>
      <text:p text:style-name="P70">-<text:span text:style-name="T150">Ex: php artisan make:seeder UsersTableSeeder</text:span></text:p>
      <text:p text:style-name="P70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0">-<text:span text:style-name="T153">Comando para rodar o Seeder específico criado: php artisan db:seed UsersTableSeeder </text:span></text:p>
      <text:p text:style-name="P70"/>
      <text:p text:style-name="P71">50-<text:span text:style-name="T154">Introdução aos Models </text:span></text:p>
      <text:p text:style-name="P71">-<text:span text:style-name="T155">É uma class, </text:span><text:span text:style-name="T156">relacionado a camada de dados, a quais tabelas e quais colunas o seu conteudo pode <text:tab/>ser manipulado pelo controller.</text:span></text:p>
      <text:p text:style-name="P71">-<text:span text:style-name="T157">criando uma model via artisan: php artisan make:model User <text:s/></text:span></text:p>
      <text:p text:style-name="P71">-<text:span text:style-name="T157">sempre um nome(sem nome composto), sempre no singular </text:span></text:p>
      <text:p text:style-name="P71">-<text:span text:style-name="T158">dentro da model </text:span></text:p>
      <text:p text:style-name="P71"><text:tab/><text:span text:style-name="T158">HasFactory: é um trait de PHP, </text:span><text:span text:style-name="T159">serve para criar factory dos modelos </text:span></text:p>
      <text:p text:style-name="P71">-<text:span text:style-name="T160">as classes das models podem ser chamadas em um Controller para se instanciar essas classes em <text:tab/>variáveis</text:span></text:p>
      <text:p text:style-name="P71"/>
      <text:p text:style-name="P72">51-<text:span text:style-name="T161">autenticação básica de Users </text:span></text:p>
      <text:p text:style-name="P72">-<text:span text:style-name="T162">criada toda lógica de enviar dados para tentativa de login, fazendo analise antes de se o username e <text:tab/>senha são as mesmas que estão na tabela (foram preenchidos com seeder);</text:span></text:p>
      <text:p text:style-name="P72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2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2"/>
      <text:p text:style-name="P73">52-<text:span text:style-name="T165">Efetuando o logout </text:span></text:p>
      <text:p text:style-name="P73">-<text:span text:style-name="T166">foram apresentados facades e métodos nativos do laravel para deslogar </text:span></text:p>
      <text:p text:style-name="P73">-<text:span text:style-name="T166">session() referente ao dados de sessão de um usuário logado </text:span></text:p>
      <text:p text:style-name="P73">-<text:span text:style-name="T166">forget() refere-se a perder os dados de sessão, espera o parâmetro do que será perdido </text:span></text:p>
      <text:p text:style-name="P73">-<text:span text:style-name="T166">maneira mais recomendada, usar a class Auth do laravel e seu método nativo logout() </text:span></text:p>
      <text:p text:style-name="P73"><text:tab/><text:span text:style-name="T166">ex: Auth::logout()</text:span></text:p>
      <text:p text:style-name="P73"/>
      <text:p text:style-name="P74">53-<text:span text:style-name="T167">Fluxo normal de um sistema de autenticação </text:span></text:p>
      <text:p text:style-name="P74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4"/>
      <text:p text:style-name="P75">54-<text:span text:style-name="T171">introdução as Middleware </text:span></text:p>
      <text:p text:style-name="P75">-<text:span text:style-name="T172">Serve como uma verificação, se passar pela verificação, determinada route com este middleware <text:tab/>pode ser acessada, ela faz um meio de campo.</text:span></text:p>
      <text:p text:style-name="P75">-<text:span text:style-name="T173">Criando um middleware via artisan: </text:span></text:p>
      <text:p text:style-name="P75"><text:tab/>php artisan make:middleware CheckIsLogged <text:s/></text:p>
      <text:p text:style-name="P75">-<text:span text:style-name="T174">Criado um grupo de middleware: </text:span></text:p>
      <text:p text:style-name="P76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7">)}; </text:p>
      <text:p text:style-name="P77">-serve para que, as routes que estiverem dentro, passam para a verificação que foi definida dentro <text:tab/>do middleware, que no caso é, se não existir o ‘users’ na sessão, retorna para o login </text:p>
      <text:p text:style-name="P77"/>
      <text:p text:style-name="P78">55-middleware adicional </text:p>
      <text:p text:style-name="P78">-<text:span text:style-name="T177">criando middleware para verificar se usuário NÃO está logado </text:span></text:p>
      <text:p text:style-name="P78"/>
      <text:p text:style-name="P79">56-<text:span text:style-name="T178">criar a página inicial </text:span></text:p>
      <text:p text:style-name="P79">-<text:span text:style-name="T179">usado o template pronto da view ‘home’ para a route ‘/’</text:span></text:p>
      <text:p text:style-name="P79"/>
      <text:p text:style-name="P80">57-<text:span text:style-name="T180">Dados de User, named Routes e Logout </text:span></text:p>
      <text:p text:style-name="P80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0">-<text:span text:style-name="T182">dar nomes as routes: </text:span></text:p>
      <text:p text:style-name="P80"><text:tab/><text:span text:style-name="T183">Usa o método name(‘nome da route’); assim define como se fosse um alias para a route. </text:span></text:p>
      <text:p text:style-name="P80">-<text:span text:style-name="T184">usar as routes pelo name, dentro das views </text:span></text:p>
      <text:p text:style-name="P80"><text:tab/><text:span text:style-name="T184">dentro de uma a href, usa dentro de {{route(‘nome da route’)}}</text:span></text:p>
      <text:p text:style-name="P80"/>
      <text:p text:style-name="P81">58-<text:span text:style-name="T185">Barra de topo para todas as views </text:span></text:p>
      <text:p text:style-name="P81">-<text:span text:style-name="T186">conteúdo do top bar foi inserido a uma views dedicada (top_bar.blade.php) </text:span></text:p>
      <text:p text:style-name="P81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1">-<text:span text:style-name="T187">A vantagem é que, caso algo tenha de ser alterado no top_bar, basta alterar na matriz <text:tab/>(componente), assim, altera para todos que usem ele por @include()</text:span></text:p>
      <text:p text:style-name="P81"/>
      <text:p text:style-name="P82"><text:soft-page-break/>59-carregando as notas do User logado </text:p>
      <text:p text:style-name="P82">-<text:span text:style-name="T188">cada model do eloquent representa uma tabela na base de dados</text:span></text:p>
      <text:p text:style-name="P82">-<text:span text:style-name="T189">quando tem uma chave primária, como na User, <text:s/>significa que só existem 1 ID para cada usuário</text:span></text:p>
      <text:p text:style-name="P82">-<text:span text:style-name="T190">o mesmo na tabela de notes, cada notes tem seu ID único</text:span></text:p>
      <text:p text:style-name="P82">-<text:span text:style-name="T191">relacionamento com Eloquent ORM </text:span></text:p>
      <text:p text:style-name="P82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2"><text:tab/><text:tab/><text:span text:style-name="T194">tendo o id de User e user_id de notes, onde o id do user pode ir em várias linhas da <text:tab/><text:tab/><text:tab/>tabela notes, na coluna user_id</text:span></text:p>
      <text:p text:style-name="P82">-<text:span text:style-name="T195">fazendo o relacionamento entre User e Note </text:span></text:p>
      <text:p text:style-name="P82"><text:tab/><text:span text:style-name="T195">na model User faz o hasMany() , tem muitos, 1 User pode ocorrer em várias linhas de Note</text:span></text:p>
      <text:p text:style-name="P82"><text:tab/><text:span text:style-name="T196">na model Note faz o belongTo() , pertence a, significa que recebe dados de User </text:span></text:p>
      <text:p text:style-name="P82"/>
      <text:p text:style-name="P83">60-<text:span text:style-name="T197">apresentando as notas do User logado </text:span></text:p>
      <text:p text:style-name="P83">-<text:span text:style-name="T198">os dados retornados de notes para a view home, foram colocados dentro dos seus campos <text:tab/>dinamicamente, usando a diretiba do blade com {{ $array[‘dado’]}}</text:span></text:p>
      <text:p text:style-name="P83">-<text:span text:style-name="T198">foi também criado uma view dedicada aos dados iterados por foreach, e incluídas na home usando <text:tab/>a diretiva @include(‘nome da view’)</text:span></text:p>
      <text:p text:style-name="P83"/>
      <text:p text:style-name="P84">61-Formatando a data de criação e botões de ação </text:p>
      <text:p text:style-name="P84">-<text:span text:style-name="T199">na view note, foi editada o formata da data de created_at, usando metodos antigos do php, date() e <text:tab/>strtotime()</text:span></text:p>
      <text:p text:style-name="P84">-<text:span text:style-name="T200">usando métodos de encriptação direito no href, para não exibir na url o id do item editado ou <text:tab/>deletado, exibindo lá, um dado completamente criptografado.</text:span></text:p>
      <text:p text:style-name="P85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4"/>
      <text:p text:style-name="P86">62-capturando e validando Ids encriptados </text:p>
      <text:p text:style-name="P86">-<text:span text:style-name="T202">foram criadas route de get para edit e delete de notes </text:span></text:p>
      <text:p text:style-name="P86">-<text:span text:style-name="T202">foram criadas a function de editNote e deleteNote, usando a classe Crypt para usar o seu método <text:tab/>decrypt para descriptografar o id que veio da view criptografado.</text:span></text:p>
      <text:p text:style-name="P87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6"/>
      <text:p text:style-name="P88">63-<text:span text:style-name="T205">Vamos optimizar o código </text:span></text:p>
      <text:p text:style-name="P88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8"/>
      <text:p text:style-name="P89">64-<text:span text:style-name="T210">vamos criar um serviço para o mesmo efeito </text:span></text:p>
      <text:p text:style-name="P89">-<text:span text:style-name="T211">criação de um método ‘global’ para usar a funcionalidade de decryptId() em qualquer controller </text:span></text:p>
      <text:p text:style-name="P89">-<text:span text:style-name="T212">para isso, é criado um ‘Service’ , </text:span><text:span text:style-name="T213">dentro da pasta App a pasta Service e dentro o Operations.php </text:span></text:p>
      <text:p text:style-name="P90">-<text:span text:style-name="T214">é criado então uma public static function do então método decryptId() </text:span></text:p>
      <text:p text:style-name="P90">-<text:span text:style-name="T215">a vantagem é a modularização de código, e consequente despoluição do controller, que <text:tab/><text:tab/>apenas chama a class Operations e usa seu método decrypt()</text:span></text:p>
      <text:p text:style-name="P90"/>
      <text:p text:style-name="P91">65-<text:span text:style-name="T216">preparando a página para criar nova nota </text:span></text:p>
      <text:p text:style-name="P91">-<text:span text:style-name="T217">foi criado routes de direcionamento para view onde cadastrará uma nova nota e a que irá salvar </text:span></text:p>
      <text:p text:style-name="P91">-<text:span text:style-name="T217">criado a view new_note </text:span></text:p>
      <text:p text:style-name="P91"/>
      <text:p text:style-name="P92">66-<text:span text:style-name="T218">validação de formulário e criação de nova nota </text:span></text:p>
      <text:p text:style-name="P92">-<text:span text:style-name="T219">criado e configurado o método newNoteSubmit() que serve para: validar e posteriormente salvar <text:tab/>uma nova nota no banco</text:span></text:p>
      <text:p text:style-name="P92"/>
      <text:p text:style-name="P93">67-<text:span text:style-name="T220">preparar a edição de nota </text:span></text:p>
      <text:p text:style-name="P93"><text:soft-page-break/>-<text:span text:style-name="T221">foi criada uma view específica para o form de editar notas </text:span></text:p>
      <text:p text:style-name="P93">-<text:span text:style-name="T222">routes criadas para editar </text:span></text:p>
      <text:p text:style-name="P93"/>
      <text:p text:style-name="P94">68-validação de formulários e editar notas </text:p>
      <text:p text:style-name="P94">-<text:span text:style-name="T223">técnica para enviar o id do note que esta aberto para ser editado, envia encriptado por input hidden </text:span></text:p>
      <text:p text:style-name="P95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4"><text:s/>-<text:span text:style-name="T230">feito a lógica no controller para receber os daods do form a ser atualizado, tratar, e substituir na <text:tab/>linha correta da tabela note.</text:span></text:p>
      <text:p text:style-name="P94"/>
      <text:p text:style-name="P96">69-<text:span text:style-name="T231">vamos mostrar a data da última edição </text:span></text:p>
      <text:p text:style-name="P96">-<text:span text:style-name="T232">foi incluido na view note, a exibição condicional de updated_at </text:span></text:p>
      <text:p text:style-name="P96"/>
      <text:p text:style-name="P97">70-vamos apagar uma nota </text:p>
      <text:p text:style-name="P97">-<text:span text:style-name="T233">criado a view de confirmação para delete, delete_note, sua route e sua function </text:span></text:p>
      <text:p text:style-name="P97">-<text:span text:style-name="T234">criado a function de delete usando softdelete tipo 1 </text:span></text:p>
      <text:p text:style-name="P97"/>
      <text:p text:style-name="P98">71-outra forma de Soft delete </text:p>
      <text:p text:style-name="P99"><text:span text:style-name="T234">-</text:span><text:span text:style-name="T235">basta incluir na model em que for usar para deletar, o use SoftDeletes; </text:span></text:p>
      <text:p text:style-name="P99"/>
      <text:p text:style-name="P100">72-O que aprendemos com este projeto </text:p>
      <text:p text:style-name="P100">-conceitos básicos de view, routes, controllers, model, migration, middleware </text:p>
      <text:p text:style-name="P100">-<text:span text:style-name="T236">métodos de nativos básicos de determinadas classes</text:span></text:p>
      <text:p text:style-name="P100">-ações básicas de CRUD </text:p>
      <text:p text:style-name="P100"/>
      <text:p text:style-name="P100">73-<text:span text:style-name="T237">explica o que são os projetos laravel studies</text:span></text:p>
      <text:p text:style-name="P89">-<text:span text:style-name="T238">projeto laravel básico preparado para mini projetos de estudo do curso </text:span></text:p>
      <text:p text:style-name="P89"><text:tab/><text:span text:style-name="T238">laravel_studies_BASE </text:span></text:p>
      <text:p text:style-name="P89">-<text:span text:style-name="T239">um tipo de template pronto </text:span></text:p>
      <text:p text:style-name="P89"/>
      <text:p text:style-name="P101">74-<text:span text:style-name="T240">CORREÇÃO-resolução de sistema no fluxo do projeto </text:span></text:p>
      <text:p text:style-name="P101">-<text:span text:style-name="T241">correção do operations, tratando erro caso altere o id encryptado na url</text:span></text:p>
      <text:p text:style-name="P101"/>
      <text:p text:style-name="P101"/>
      <text:p text:style-name="P40">Seção <text:span text:style-name="T242">6</text:span> – <text:span text:style-name="T242">Routes, Controllers e middleware em amior detalhe</text:span></text:p>
      <text:p text:style-name="P40"/>
      <text:p text:style-name="P40"/>
      <text:p text:style-name="P102">75-<text:span text:style-name="T243">vamos falar sobre Routes </text:span></text:p>
      <text:p text:style-name="P102">-<text:span text:style-name="T244">Routes servem para direcionar o trafego da aplicação</text:span></text:p>
      <text:p text:style-name="P102">-<text:span text:style-name="T245">Em web, geralmente direciona dados da view blade para um function de um controller </text:span></text:p>
      <text:p text:style-name="P102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2"/>
      <text:p text:style-name="P103">76-Route parameters </text:p>
      <text:p text:style-name="P103">-<text:span text:style-name="T247">As routes aceitam parâmetros no seu interior, possibilitando transportar dados da view para o <text:tab/>controller, através da route</text:span></text:p>
      <text:p text:style-name="P103">-<text:span text:style-name="T248">o allias do pâmetro no route não precisa ser idêntico ao allias da function no controller. </text:span></text:p>
      <text:p text:style-name="P103">-<text:span text:style-name="T249">Os parâmetros podem ter valor padrão, caso não passe nada, ou também podem ser opcionais </text:span></text:p>
      <text:p text:style-name="P103"/>
      <text:p text:style-name="P104">77-<text:span text:style-name="T250">route parameters with constraints </text:span></text:p>
      <text:p text:style-name="P104">-<text:span text:style-name="T251">constraints são restrições, estas restrições podem ser usadas nas routes, ou seja, definir por <text:tab/>exemplo, o tipo de dado aguardado no parâmetro de uma route</text:span></text:p>
      <text:p text:style-name="P104"><text:soft-page-break/>-<text:span text:style-name="T252">as constraints permitem então, tipar os dados que serão passados nas routes. </text:span></text:p>
      <text:p text:style-name="P104"/>
      <text:p text:style-name="P105">78-<text:span text:style-name="T253">Route Names, Prefixes, Groups and Controllers </text:span></text:p>
      <text:p text:style-name="P105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5">-<text:span text:style-name="T256">os prefix() servem para que, todas as routes dentro deste group(), tenham o mesmo prefix incluído <text:tab/>em suas respectivas URLs. </text:span></text:p>
      <text:p text:style-name="P105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5"/>
      <text:p text:style-name="P106">79-<text:span text:style-name="T259">consolidação sobre Controllers </text:span></text:p>
      <text:p text:style-name="P106">-<text:span text:style-name="T260">O padrão é sempre apontar uma route para um Controller, e consequentemente para uma function <text:tab/>desta.</text:span></text:p>
      <text:p text:style-name="P106">-<text:span text:style-name="T260">O controller é uma class PHP, a qual contém seus respectivos métodos (funções)</text:span></text:p>
      <text:p text:style-name="P106">-<text:span text:style-name="T261">O papel do controller geralmente é receber as request (requisições), processar e devolver uma <text:tab/>response (resposta)</text:span></text:p>
      <text:p text:style-name="P106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6"/>
      <text:p text:style-name="P107">80-Single Action Controller e Resource Controller </text:p>
      <text:p text:style-name="P108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8">-<text:span text:style-name="T264">Ele pode ter seus private functions também e escutado pelo método __invoke principal </text:span></text:p>
      <text:p text:style-name="P108">-<text:span text:style-name="T265">Quando for criar uma route para este, não há necessidade de criar o array com controller e método, <text:tab/>pois por padrão ele chamará o método public único deste controller.</text:span></text:p>
      <text:p text:style-name="P108">-<text:span text:style-name="T267">RESOURCE CONTROLLER é o controller que quando criado, cria automaticamente vários <text:tab/>métodos básicos como: index, edit, update, show e delete.</text:span></text:p>
      <text:p text:style-name="P109"><text:tab/>ex: php artisan make:controller UserController –resource</text:p>
      <text:p text:style-name="P108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8"/>
      <text:p text:style-name="P110">81-controllers e subpastas </text:p>
      <text:p text:style-name="P110">-<text:span text:style-name="T270">é a possibilidade de organizar os controllers dentro de subpastas, dentro da pasta Controllers </text:span></text:p>
      <text:p text:style-name="P110"><text:tab/><text:span text:style-name="T271">ex:criando o controller já dentro da pastas admin: php artisan make:controller <text:tab/>admin/AdminController</text:span></text:p>
      <text:p text:style-name="P110"/>
      <text:p text:style-name="P111">82-para que serve o controller criado pelo laravel </text:p>
      <text:p text:style-name="P111">-<text:span text:style-name="T272">a class principal Controller, quando nela criado um método, este então fica disponível para todos os <text:tab/>demais Controllers que venham a ser criados.</text:span></text:p>
      <text:p text:style-name="P111"/>
      <text:p text:style-name="P112">83-<text:span text:style-name="T273">o que é afinal o middleware </text:span></text:p>
      <text:p text:style-name="P112">-<text:span text:style-name="T274">ele serve para realizar filtragens de dados que passam pela route </text:span></text:p>
      <text:p text:style-name="P112">-<text:span text:style-name="T275">faz o meio de campo geralmente entre uma requisição e o controller </text:span></text:p>
      <text:p text:style-name="P112">-<text:span text:style-name="T275">usado muito para autenticação </text:span></text:p>
      <text:p text:style-name="P112">-<text:span text:style-name="T276">podem ser globais, mas também pode ser escutados em determinadas routes </text:span></text:p>
      <text:p text:style-name="P112">-<text:span text:style-name="T277">ex criação de middleware: php artisan make:middleware StartMiddleware </text:span></text:p>
      <text:p text:style-name="P112">-<text:span text:style-name="T278">os middleware pode atuar antes da request chegar no controller, ou depois, atuando na resposta. </text:span></text:p>
      <text:p text:style-name="P113"><text:soft-page-break/>84-atribuir middlewares a rotas </text:p>
      <text:p text:style-name="P113">-<text:span text:style-name="T279">a diferença entre o middleware atuar antes do request chegar ao controle, ou após, durante a <text:tab/>response, é a configuração inserida na classe do respectivo middleware.</text:span></text:p>
      <text:p text:style-name="P113">-<text:span text:style-name="T280">mais de 1 middleware podem atuar na mesma route, dentro de um array na chamada de <text:tab/>middleware</text:span></text:p>
      <text:p text:style-name="P113">-<text:span text:style-name="T281">é possível definir uma route de group() para que diversas routes sejam escutadas pelo middleware <text:tab/>desta route group()</text:span></text:p>
      <text:p text:style-name="P113"/>
      <text:p text:style-name="P114">85-definir middlewares globais </text:p>
      <text:p text:style-name="P114">-<text:span text:style-name="T282">não deu certo, pulei</text:span></text:p>
      <text:p text:style-name="P114"/>
      <text:p text:style-name="P114"/>
      <text:p text:style-name="P41">Seção <text:span text:style-name="T283">7 – views e blade template engine </text:span></text:p>
      <text:p text:style-name="P41"/>
      <text:p text:style-name="P41"/>
      <text:p text:style-name="P115">86-da rota, pelo controller até a view </text:p>
      <text:p text:style-name="P115">-<text:span text:style-name="T284">o blade template engine é o motor de renderização das view </text:span></text:p>
      <text:p text:style-name="P115">-<text:span text:style-name="T284">utiliza diretivas blade para construir HTML com PHP </text:span></text:p>
      <text:p text:style-name="P115">-<text:span text:style-name="T285">usando a diretiva @extends(‘’) é possível inserir na blade em questão, conteúdo de um outro blade, <text:tab/>se precisar reescrever código repetido</text:span></text:p>
      <text:p text:style-name="P115">-<text:span text:style-name="T285">em seguida, aqui que for particular daquela blade em questão, pode ficar dentro da diretiva <text:tab/>@section(‘’) <text:s/>@endsection(‘’)</text:span></text:p>
      <text:p text:style-name="P116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6"/>
      <text:p text:style-name="P117">87-como podemos criar views </text:p>
      <text:p text:style-name="P116"><text:span text:style-name="T286">-</text:span><text:span text:style-name="T287">via artisan é possível também: </text:span></text:p>
      <text:p text:style-name="P116"><text:tab/><text:span text:style-name="T287">ex: php artisan make:view newPage2 <text:s text:c="4"/></text:span></text:p>
      <text:p text:style-name="P116">-<text:span text:style-name="T287">é possível criar diretamente junto com uma pasta: </text:span></text:p>
      <text:p text:style-name="P116"><text:tab/><text:span text:style-name="T287">ex: php artisan make:view admin/newPage3 <text:s text:c="3"/></text:span></text:p>
      <text:p text:style-name="P116"/>
      <text:p text:style-name="P118">88-passar dados do controller para a view </text:p>
      <text:p text:style-name="P118">-<text:span text:style-name="T288">o padrão laravel para se usar dados que estão sendo retornados do controller é: <text:tab/>&lt;h1&gt;{{$dado}}&lt;/h1&gt;</text:span></text:p>
      <text:p text:style-name="P118">-<text:span text:style-name="T289">existem varias maneiras e métodos nativos do laravel para se retornar dados do controller para a <text:tab/>view: compact(), with(), dentre outros.</text:span></text:p>
      <text:p text:style-name="P118"/>
      <text:p text:style-name="P119">89-blade-introdução </text:p>
      <text:p text:style-name="P119">-<text:span text:style-name="T290">é um motor de template do laravel </text:span></text:p>
      <text:p text:style-name="P119">-<text:span text:style-name="T291">a principal ferramenta do blade são suas diretivas, usadas para manipular dados dentro da view </text:span></text:p>
      <text:p text:style-name="P119"/>
      <text:p text:style-name="P120"><text:a xlink:type="simple" xlink:href="mailto:90-@if" text:style-name="Internet_20_link" text:visited-style-name="Visited_20_Internet_20_Link">90-@if</text:a>, @elseif, @else, @endif </text:p>
      <text:p text:style-name="P120">-<text:span text:style-name="T292">esta diretiva blade utilizada para fazer condicionais diretamente na view com dados retornados do <text:tab/>controller</text:span></text:p>
      <text:p text:style-name="P120"/>
      <text:p text:style-name="P121"><text:a xlink:type="simple" xlink:href="mailto:91-@switch" text:style-name="Internet_20_link" text:visited-style-name="Visited_20_Internet_20_Link">91-@switch</text:a>, @case, @default, @endswitch </text:p>
      <text:p text:style-name="P121">-<text:span text:style-name="T293">condicionante que serve para gerar resultados baseados em valores específicos</text:span></text:p>
      <text:p text:style-name="P120"/>
      <text:p text:style-name="P122"><text:a xlink:type="simple" xlink:href="mailto:92-@unless" text:style-name="Internet_20_link" text:visited-style-name="Visited_20_Internet_20_Link">92-@unless</text:a>, @isset e @empty </text:p>
      <text:p text:style-name="P122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2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3">-<text:span text:style-name="T297">a diretiva @unless é uma função que a menos e a condição dentro de seu parâmetro, ela executa <text:tab/></text:span></text:p>
      <text:p text:style-name="P124"><text:tab/>algo</text:p>
      <text:p text:style-name="P124"/>
      <text:p text:style-name="P125"><text:a xlink:type="simple" xlink:href="mailto:93-@for" text:style-name="Internet_20_link" text:visited-style-name="Visited_20_Internet_20_Link">93-@for</text:a>, @foreach, @ forelse, @while </text:p>
      <text:p text:style-name="P125">-<text:span text:style-name="T298">o for serve para criar um loop de repetição padrão </text:span></text:p>
      <text:p text:style-name="P125">-<text:span text:style-name="T298">o foreach serve para criar uma iteração de um array </text:span></text:p>
      <text:p text:style-name="P125">-<text:span text:style-name="T298">o forelse é semelhante ao foreach, porém, cria uma segunda condição, caso o array seja vazio, <text:tab/></text:span><text:span text:style-name="T299">usando o @empty</text:span></text:p>
      <text:p text:style-name="P125">-<text:span text:style-name="T300">o while é uma condicional que, enquanto determinada condição não for atendida, executa <text:tab/>determinado script</text:span></text:p>
      <text:p text:style-name="P125"/>
      <text:p text:style-name="P126"><text:a xlink:type="simple" xlink:href="mailto:94-@continue" text:style-name="Internet_20_link" text:visited-style-name="Visited_20_Internet_20_Link">94-@continue</text:a>, @break e Loop Variable </text:p>
      <text:p text:style-name="P126">-a diretiva @break serve para parar um ciclo </text:p>
      <text:p text:style-name="P126">-<text:span text:style-name="T301">a diretiva @continue serve para que, se determinada condição for atendida, o continue faz fular <text:tab/>determinada etapa</text:span></text:p>
      <text:p text:style-name="P126"/>
      <text:p text:style-name="P127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7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7"/>
      <text:p text:style-name="P128"><text:a xlink:type="simple" xlink:href="mailto:96-@Production" text:style-name="Internet_20_link" text:visited-style-name="Visited_20_Internet_20_Link">96-@Production</text:a>, @env, @Error, @Enderror</text:p>
      <text:p text:style-name="P128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29">-<text:span text:style-name="T305">a diretiva @error serve para criar um tipo de condicionante que, caso seja retornado um error em </text:span></text:p>
      <text:p text:style-name="P130"><text:tab/>relação ao name no parâmetro, exibe determinado conteúdo, geralmente usado em form.</text:p>
      <text:p text:style-name="P130"/>
      <text:p text:style-name="P131"><text:a xlink:type="simple" xlink:href="mailto:97-@session" text:style-name="Internet_20_link" text:visited-style-name="Visited_20_Internet_20_Link">97-@session</text:a> and @endsession </text:p>
      <text:p text:style-name="P131">-<text:span text:style-name="T306">sessões permitem armazenar dados de um usuário logado </text:span></text:p>
      <text:p text:style-name="P131">-<text:span text:style-name="T307">a diretiva @session permite pegar estes dados </text:span></text:p>
      <text:p text:style-name="P131"/>
      <text:p text:style-name="P131"/>
      <text:p text:style-name="P24">Seção <text:span text:style-name="T308">8</text:span> – <text:span text:style-name="T308">projeto completo – MathX </text:span></text:p>
      <text:p text:style-name="P24"/>
      <text:p text:style-name="P24"/>
      <text:p text:style-name="P132">98-introdução ao projeto </text:p>
      <text:p text:style-name="P132">-breve explicação das funcionalidades do projeto </text:p>
      <text:p text:style-name="P132"/>
      <text:p text:style-name="P132">99-criar a preparar o projeto </text:p>
      <text:p text:style-name="P132">-criado o projeto com: composer create-project laravel/laravel mathx</text:p>
      <text:p text:style-name="P132">-criado o repositório local </text:p>
      <text:p text:style-name="P132"><text:tab/><text:span text:style-name="T309">-removido do gitigonore: .env</text:span></text:p>
      <text:p text:style-name="P132"><text:span text:style-name="T309"><text:tab/>-</text:span><text:span text:style-name="T310">copiado a pasta assets do template baixado </text:span></text:p>
      <text:p text:style-name="P132"><text:span text:style-name="T310"/></text:p>
      <text:p text:style-name="P133">100-criação do Controller, métodos e Rotas </text:p>
      <text:p text:style-name="P133">-<text:span text:style-name="T311">ok </text:span></text:p>
      <text:p text:style-name="P133"/>
      <text:p text:style-name="P134">101-<text:span text:style-name="T312">criação da view home </text:span></text:p>
      <text:p text:style-name="P134">-<text:span text:style-name="T312">usado template da pasta de templates </text:span></text:p>
      <text:p text:style-name="P134">-<text:span text:style-name="T312">inserido as routes referidas no form post</text:span></text:p>
      <text:p text:style-name="P134"><text:soft-page-break/></text:p>
      <text:p text:style-name="P135">102-validação do formulário </text:p>
      <text:p text:style-name="P135">-<text:span text:style-name="T313">criado validação do método de post usando o método validate() de Request </text:span></text:p>
      <text:p text:style-name="P135"/>
      <text:p text:style-name="P136">103-gerar coleção de exercícios </text:p>
      <text:p text:style-name="P136">-<text:span text:style-name="T314">configurado a lógica da function: generateExercises() que recebe os dados submetidos, valida, <text:tab/>trata, e cria a quantidade de exercícios.</text:span></text:p>
      <text:p text:style-name="P136"/>
      <text:p text:style-name="P137">104-<text:span text:style-name="T315">corrigir erros </text:span></text:p>
      <text:p text:style-name="P137">-<text:span text:style-name="T316">ok </text:span></text:p>
      <text:p text:style-name="P137"/>
      <text:p text:style-name="P138">105-preparar página de apresentação dos exercícios </text:p>
      <text:p text:style-name="P138">-<text:span text:style-name="T317">usado o template do html operations da pasta template do projeto</text:span></text:p>
      <text:p text:style-name="P138"/>
      <text:p text:style-name="P139">106-<text:span text:style-name="T318">Apresentar exercícios gerados </text:span></text:p>
      <text:p text:style-name="P139">-<text:span text:style-name="T319">inserido os dados dos exercicios no blade de operations, usando a diretiva blade @foreach </text:span></text:p>
      <text:p text:style-name="P139"/>
      <text:p text:style-name="P140">107-<text:span text:style-name="T320">optimizar código e preservar dados em sessão </text:span></text:p>
      <text:p text:style-name="P140">-<text:span text:style-name="T321">criado um</text:span><text:span text:style-name="T322">a</text:span><text:span text:style-name="T321"> função private para armazenar toda lógica de construção dos exercícios </text:span></text:p>
      <text:p text:style-name="P140">-<text:span text:style-name="T323">salvando os exercícios na session, já que ainda não é usado uma base de dados </text:span></text:p>
      <text:p text:style-name="P140"/>
      <text:p text:style-name="P140"/>
      <text:p text:style-name="P137"/>
      <text:p text:style-name="P137"/>
      <text:p text:style-name="P135"/>
      <text:p text:style-name="P135"/>
      <text:p text:style-name="P132"/>
      <text:p text:style-name="P131"/>
      <text:p text:style-name="P129"/>
      <text:p text:style-name="P129"/>
      <text:p text:style-name="P127"/>
      <text:p text:style-name="P127"/>
      <text:p text:style-name="P125"/>
      <text:p text:style-name="P125"/>
      <text:p text:style-name="P125"/>
      <text:p text:style-name="P123"/>
      <text:p text:style-name="P123"/>
      <text:p text:style-name="P120"/>
      <text:p text:style-name="P119"/>
      <text:p text:style-name="P119"/>
      <text:p text:style-name="P118"/>
      <text:p text:style-name="P118"/>
      <text:p text:style-name="P115"/>
      <text:p text:style-name="P115"/>
      <text:p text:style-name="P115"/>
      <text:p text:style-name="P114"/>
      <text:p text:style-name="P114"/>
      <text:p text:style-name="P110"/>
      <text:p text:style-name="P110"/>
      <text:p text:style-name="P108"/>
      <text:p text:style-name="P108"/>
      <text:p text:style-name="P106"/>
      <text:p text:style-name="P77"><text:soft-page-break/></text:p>
      <text:p text:style-name="P74"/>
      <text:p text:style-name="P74"/>
      <text:p text:style-name="P71"><text:tab/></text:p>
      <text:p text:style-name="P71"/>
      <text:p text:style-name="P47"/>
      <text:p text:style-name="P38"/>
      <text:p text:style-name="P28"/>
      <text:p text:style-name="P28"/>
      <text:p text:style-name="P27"/>
      <text:p text:style-name="P26"/>
      <text:p text:style-name="P26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9T13:59:20.246000000</dc:date>
    <meta:editing-duration>P1DT2H30M20S</meta:editing-duration>
    <meta:editing-cycles>222</meta:editing-cycles>
    <meta:generator>LibreOffice/24.2.3.2$Windows_X86_64 LibreOffice_project/433d9c2ded56988e8a90e6b2e771ee4e6a5ab2ba</meta:generator>
    <meta:document-statistic meta:table-count="0" meta:image-count="0" meta:object-count="0" meta:page-count="15" meta:paragraph-count="424" meta:word-count="4738" meta:character-count="30774" meta:non-whitespace-character-count="25693"/>
  </office:meta>
</office:document-meta>
</file>